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50%"/>
    </style:style>
    <style:style style:name="P2" style:family="paragraph" style:parent-style-name="normal" style:master-page-name="Standard">
      <style:paragraph-properties fo:line-height="150%" style:page-number="1"/>
    </style:style>
    <style:style style:name="P3" style:family="paragraph" style:parent-style-name="normal">
      <style:paragraph-properties fo:line-height="150%"/>
      <style:text-properties officeooo:paragraph-rsid="0017e1d6"/>
    </style:style>
    <style:style style:name="P4" style:family="paragraph" style:parent-style-name="normal">
      <style:paragraph-properties fo:line-height="150%"/>
      <style:text-properties officeooo:paragraph-rsid="0017f7c7"/>
    </style:style>
    <style:style style:name="P5" style:family="paragraph" style:parent-style-name="normal">
      <style:text-properties style:font-name="Times New Roman" style:font-name-asian="Times New Roman1" style:font-name-complex="Times New Roman1"/>
    </style:style>
    <style:style style:name="P6" style:family="paragraph" style:parent-style-name="normal">
      <style:paragraph-properties fo:line-height="150%"/>
      <style:text-properties fo:font-size="15pt" officeooo:paragraph-rsid="0017f7c7" style:font-size-asian="15pt" style:font-size-complex="15pt"/>
    </style:style>
    <style:style style:name="T1" style:family="text">
      <style:text-properties style:font-name="Times New Roman" fo:font-size="25pt" style:font-name-asian="Times New Roman1" style:font-size-asian="25pt" style:font-name-complex="Times New Roman1" style:font-size-complex="25pt"/>
    </style:style>
    <style:style style:name="T2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3" style:family="text">
      <style:text-properties style:font-name="Times New Roman" fo:font-size="17pt" style:font-name-asian="Times New Roman1" style:font-size-asian="17pt" style:font-name-complex="Times New Roman1" style:font-size-complex="17pt"/>
    </style:style>
    <style:style style:name="T4" style:family="text">
      <style:text-properties style:font-name="Times New Roman" fo:font-size="17pt" officeooo:rsid="0017e1d6" style:font-name-asian="Times New Roman1" style:font-size-asian="17pt" style:font-name-complex="Times New Roman1" style:font-size-complex="17pt"/>
    </style:style>
    <style:style style:name="T5" style:family="text">
      <style:text-properties style:font-name="Times New Roman" fo:font-size="17pt" officeooo:rsid="0017f7c7" style:font-name-asian="Times New Roman1" style:font-size-asian="17pt" style:font-name-complex="Times New Roman1" style:font-size-complex="17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officeooo:rsid="0017f7c7" style:font-name-asian="Times New Roman1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1">Estados: </text:span><text:line-break/><text:span text:style-name="T2">ST2_PROX</text:span><text:span text:style-name="T3"> = (ST2*!ST0) + (!ST1*!ST0*OP_FSM)</text:span></text:p>
      <text:p text:style-name="P1" loext:marker-style-name="T3"><text:span text:style-name="T2">ST1_PROX</text:span><text:span text:style-name="T3"> = (!ST2*!ST1*ST0) + (ST1*!ST0)</text:span></text:p>
      <text:p text:style-name="P6"><text:span text:style-name="T8">ST0_PROX</text:span><text:span text:style-name="T6"> = </text:span><text:span text:style-name="T7">(ST1 * !ST0) + (!ST0 * </text:span><text:span text:style-name="T6"><text:s/>!</text:span><text:span text:style-name="T7">OP_FSM) + (ST2 * !ST0)</text:span></text:p>
      <text:p text:style-name="P6"><text:span text:style-name="T7">=&gt; Corrigido!</text:span></text:p>
      <text:p text:style-name="Heading_20_1" loext:marker-style-name="T1"><text:bookmark text:name="_5jzpd2c2qoxi"/><text:span text:style-name="T1">Saídas:</text:span><text:span text:style-name="T1"/></text:p>
      <text:p text:style-name="P3" loext:marker-style-name="T3"><text:span text:style-name="T2">SEL_0_B1</text:span><text:span text:style-name="T3"> = ST1 + (ST2*ST0) </text:span><text:span text:style-name="T4">(certo)</text:span></text:p>
      <text:p text:style-name="P1" loext:marker-style-name="T3"><text:span text:style-name="T2">SEL_0_B0</text:span><text:span text:style-name="T3"> = (!ST2 + ST0) </text:span><text:span text:style-name="T4">+ (ST2 + !ST0) (xor) =&gt; Corrigido!</text:span></text:p>
      <text:p text:style-name="P3" loext:marker-style-name="T3"><text:span text:style-name="T2">SEL_1_B1</text:span><text:span text:style-name="T3"> = 0 </text:span><text:span text:style-name="T4">(certo)</text:span></text:p>
      <text:p text:style-name="P3" loext:marker-style-name="T3"><text:span text:style-name="T2">SEL_1_B0</text:span><text:span text:style-name="T3"> = (!ST2 * !ST1 * ST0) + (ST1 + !ST0) </text:span><text:span text:style-name="T4">(certo)</text:span></text:p>
      <text:p text:style-name="P1" loext:marker-style-name="T3"><text:span text:style-name="T2">SEL_2 <text:s text:c="7"/></text:span><text:span text:style-name="T3">= (S</text:span><text:span text:style-name="T5">T2*ST0) + (ST1) =&gt; foi achado outro erro no mapa, foi corrigido e está detalhado nas tabelas verdade!</text:span></text:p>
      <text:p text:style-name="P4" loext:marker-style-name="T3"><text:span text:style-name="T2">EN_PC <text:s text:c="5"/></text:span><text:span text:style-name="T3"><text:s/>= (ST</text:span><text:span text:style-name="T5">2*ST0) + (ST1 *ST0) =&gt; foi achado outro erro no mapa, foi corrigido e está detalhado nas tabelas verdade!</text:span></text:p>
      <text:p text:style-name="P5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3T20:52:09.120052468</dc:date>
    <meta:editing-duration>PT1H3M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02" meta:character-count="574" meta:non-whitespace-character-count="468"/>
  </office:meta>
</office:document-meta>
</file>